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BA0000005A244303D8E15C509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77cm" svg:height="1.785cm" svg:x="6.3cm" svg:y="14.066cm">
          <draw:image xlink:href="Pictures/10000000000001BA0000005A244303D8E15C50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01:58.556353882</meta:creation-date>
    <dc:date>2018-03-16T15:02:10.618791862</dc:date>
    <meta:editing-duration>PT12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